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3" style:family="table-cell" style:parent-style-name="Default"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5" style:family="table-cell" style:parent-style-name="Default" style:data-style-name="N37"/>
    <style:style style:name="ce56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6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6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eleton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bpskel, null, null, 4, null, null, null, null, null =&gt; bpskel // skeletons are undead" calcext:value-type="string">
            <text:p><text:s text:c="2"/>bpskel, null, null, 4, null, null, null, null, null =&gt; bpskel // skeletons are undead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48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5" table:default-cell-style-name="ce52"/>
        <table:table-column table:style-name="co18" table:default-cell-style-name="ce52"/>
        <table:table-column table:style-name="co19" table:default-cell-style-name="ce52"/>
        <table:table-column table:style-name="co5" table:default-cell-style-name="ce52"/>
        <table:table-column table:style-name="co2" table:default-cell-style-name="ce52"/>
        <table:table-column table:style-name="co20" table:default-cell-style-name="ce52"/>
        <table:table-column table:style-name="co21" table:default-cell-style-name="ce52"/>
        <table:table-column table:style-name="co8" table:default-cell-style-name="ce52"/>
        <table:table-column table:style-name="co22" table:default-cell-style-name="ce52"/>
        <table:table-column table:style-name="co23" table:default-cell-style-name="ce48"/>
        <table:table-column table:style-name="co12" table:number-columns-repeated="1010" table:default-cell-style-name="ce48"/>
        <table:table-row table:style-name="ro3">
          <table:table-cell table:style-name="ce46" office:value-type="string" calcext:value-type="string">
            <text:p>file</text:p>
          </table:table-cell>
          <table:table-cell table:style-name="ce49" office:value-type="string" calcext:value-type="string">
            <text:p>timing</text:p>
          </table:table-cell>
          <table:table-cell table:style-name="ce49" office:value-type="string" calcext:value-type="string">
            <text:p>magical</text:p>
          </table:table-cell>
          <table:table-cell table:style-name="ce49" office:value-type="string" calcext:value-type="string">
            <text:p>powe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weight</text:p>
          </table:table-cell>
          <table:table-cell table:style-name="ce49" office:value-type="string" calcext:value-type="string">
            <text:p>thac0</text:p>
          </table:table-cell>
          <table:table-cell table:style-name="ce49" office:value-type="string" calcext:value-type="string">
            <text:p>lore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prof</text:p>
          </table:table-cell>
          <table:table-cell table:style-name="ce49" office:value-type="string" calcext:value-type="string">
            <text:p>enchantment</text:p>
          </table:table-cell>
          <table:table-cell table:style-name="ce49" office:value-type="string" calcext:value-type="string">
            <text:p>dispellable</text:p>
          </table:table-cell>
          <table:table-cell table:style-name="ce49" office:value-type="string" calcext:value-type="string">
            <text:p>range</text:p>
          </table:table-cell>
          <table:table-cell table:style-name="ce46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3">
          <table:table-cell table:style-name="ce47" office:value-type="string" calcext:value-type="string">
            <text:p>comps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critical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dagg04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style-name="ce47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ha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cryo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hydr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imix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ogre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sunn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yanc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lemzaam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ene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blade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fireseed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berry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ghoul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harm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elfmet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79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45" calcext:value-type="float">
            <text:p>45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jastey: female body ahould be type: female body, not type: male bod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8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misc93</text:p>
          </table:table-cell>
          <table:table-cell table:number-columns-repeated="7" table:style-name="ce51" office:value-type="string" calcext:value-type="string">
            <text:p>null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4" table:style-name="ce51" office:value-type="string" calcext:value-type="string">
            <text:p>null</text:p>
          </table:table-cell>
          <table:table-cell table:style-name="ce47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erious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laylive</text:p>
          </table:table-cell>
          <table:table-cell table:number-columns-repeated="11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style-name="ce4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sw1h18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3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08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47" office:value-type="string" calcext:value-type="string">
            <text:p>wand12</text:p>
          </table:table-cell>
          <table:table-cell table:number-columns-repeated="2" table:style-name="ce51" office:value-type="string" calcext:value-type="string">
            <text:p>nu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9" table:style-name="ce51" office:value-type="string" calcext:value-type="string">
            <text:p>null</text:p>
          </table:table-cell>
          <table:table-cell table:style-name="ce4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4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79, null, null, null, null, null, null, null, 45, null, null, null, null =&gt; misc79 // jastey: female body ahould be type: female body, not type: male body" calcext:value-type="string">
            <text:p><text:s text:c="2"/>misc79, null, null, null, null, null, null, null, 45, null, null, null, null =&gt; misc79 // jastey: female body ahould be type: female body, not type: male bod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9];&quot;, &quot;;[$'bg item'.$B29];&quot;, &quot;;[$'bg item'.$C29];&quot;, &quot;;[$'bg item'.$D29];&quot;, &quot;;[$'bg item'.$E29];&quot;, &quot;;[$'bg item'.$F29];&quot;, &quot;;[$'bg item'.$G29];&quot;, &quot;;[$'bg item'.$H29];&quot;, &quot;;[$'bg item'.$I29];&quot;, &quot;;[$'bg item'.$J29];&quot;, &quot;;[$'bg item'.$K29];&quot;, &quot;;[$'bg item'.$L29];&quot;, &quot;;[$'bg item'.$M29];&quot; =&gt; &quot;;[$'bg item'.$A29];&quot; // &quot;;[$'bg item'.$N29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0">
          <table:table-cell/>
        </table:table-row>
        <table:table-row table:style-name="ro3">
          <table:table-cell table:style-name="ce55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5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1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3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ohbvmp01, null, 163, null, null, null, null, null, null =&gt; ohbvmp01 // BP vamps with mixed general/race/class" calcext:value-type="string">
            <text:p><text:s text:c="2"/>ohbvmp01, null, 163, null, null, null, null, null, null =&gt; ohbvmp01 // BP vamps with mixed general/race/class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ohbvmp02, null, 163, 4, null, null, null, null, null =&gt; ohbvmp02 // BP vamps with mixed general/race/class" calcext:value-type="string">
            <text:p><text:s text:c="2"/>ohbvmp02, null, 163, 4, null, null, null, null, null =&gt; ohbvmp02 // BP vamps with mixed general/race/class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ohbvmp03, 125, 163, null, null, null, null, null, null =&gt; ohbvmp03 // BP vamps with mixed general/race/class" calcext:value-type="string">
            <text:p><text:s text:c="2"/>ohbvmp03, 125, 163, null, null, null, null, null, null =&gt; ohbvmp03 // BP vamps with mixed general/race/class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60];&quot;, &quot;;[$'bg2 creature'.$B60];&quot;, &quot;;[$'bg2 creature'.$C60];&quot;, &quot;;[$'bg2 creature'.$D60];&quot;, &quot;;[$'bg2 creature'.$E60];&quot;, &quot;;[$'bg2 creature'.$F60];&quot;, &quot;;[$'bg2 creature'.$G60];&quot;, &quot;;[$'bg2 creature'.$H60];&quot;, &quot;;[$'bg2 creature'.$I60];&quot; =&gt; &quot;;[$'bg2 creature'.$A60];&quot; // &quot;;[$'bg2 creature'.$J60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61];&quot;, &quot;;[$'bg2 creature'.$B61];&quot;, &quot;;[$'bg2 creature'.$C61];&quot;, &quot;;[$'bg2 creature'.$D61];&quot;, &quot;;[$'bg2 creature'.$E61];&quot;, &quot;;[$'bg2 creature'.$F61];&quot;, &quot;;[$'bg2 creature'.$G61];&quot;, &quot;;[$'bg2 creature'.$H61];&quot;, &quot;;[$'bg2 creature'.$I61];&quot; =&gt; &quot;;[$'bg2 creature'.$A61];&quot; // &quot;;[$'bg2 creature'.$J61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62];&quot;, &quot;;[$'bg2 creature'.$B62];&quot;, &quot;;[$'bg2 creature'.$C62];&quot;, &quot;;[$'bg2 creature'.$D62];&quot;, &quot;;[$'bg2 creature'.$E62];&quot;, &quot;;[$'bg2 creature'.$F62];&quot;, &quot;;[$'bg2 creature'.$G62];&quot;, &quot;;[$'bg2 creature'.$H62];&quot;, &quot;;[$'bg2 creature'.$I62];&quot; =&gt; &quot;;[$'bg2 creature'.$A62];&quot; // &quot;;[$'bg2 creature'.$J62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  <table:table-row table:style-name="ro3">
          <table:table-cell table:formula="of:=CONCATENATE(&quot;  &quot;;[$'bg2 creature'.$A63];&quot;, &quot;;[$'bg2 creature'.$B63];&quot;, &quot;;[$'bg2 creature'.$C63];&quot;, &quot;;[$'bg2 creature'.$D63];&quot;, &quot;;[$'bg2 creature'.$E63];&quot;, &quot;;[$'bg2 creature'.$F63];&quot;, &quot;;[$'bg2 creature'.$G63];&quot;, &quot;;[$'bg2 creature'.$H63];&quot;, &quot;;[$'bg2 creature'.$I63];&quot; =&gt; &quot;;[$'bg2 creature'.$A63];&quot; // &quot;;[$'bg2 creature'.$J63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2 creature'.$A64];&quot;, &quot;;[$'bg2 creature'.$B64];&quot;, &quot;;[$'bg2 creature'.$C64];&quot;, &quot;;[$'bg2 creature'.$D64];&quot;, &quot;;[$'bg2 creature'.$E64];&quot;, &quot;;[$'bg2 creature'.$F64];&quot;, &quot;;[$'bg2 creature'.$G64];&quot;, &quot;;[$'bg2 creature'.$H64];&quot;, &quot;;[$'bg2 creature'.$I64];&quot; =&gt; &quot;;[$'bg2 creature'.$A64];&quot; // &quot;;[$'bg2 creature'.$J64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2 creature'.$A65];&quot;, &quot;;[$'bg2 creature'.$B65];&quot;, &quot;;[$'bg2 creature'.$C65];&quot;, &quot;;[$'bg2 creature'.$D65];&quot;, &quot;;[$'bg2 creature'.$E65];&quot;, &quot;;[$'bg2 creature'.$F65];&quot;, &quot;;[$'bg2 creature'.$G65];&quot;, &quot;;[$'bg2 creature'.$H65];&quot;, &quot;;[$'bg2 creature'.$I65];&quot; =&gt; &quot;;[$'bg2 creature'.$A65];&quot; // &quot;;[$'bg2 creature'.$J65])" office:value-type="string" office:string-value="  , , , , , , , ,  =&gt;  // " calcext:value-type="string">
            <text:p><text:s text:c="2"/>, , , , , , , , <text:s/>=&gt; <text:s/>// 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23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5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2" table:default-cell-style-name="ce26"/>
        <table:table-column table:style-name="co20" table:default-cell-style-name="ce26"/>
        <table:table-column table:style-name="co21" table:default-cell-style-name="ce26"/>
        <table:table-column table:style-name="co8" table:default-cell-style-name="ce26"/>
        <table:table-column table:style-name="co31" table:default-cell-style-name="ce26"/>
        <table:table-column table:style-name="co23" table:default-cell-style-name="ce23"/>
        <table:table-column table:style-name="co12" table:number-columns-repeated="1010" table:default-cell-style-name="ce23"/>
        <table:table-row table:style-name="ro3">
          <table:table-cell table:style-name="ce21" office:value-type="string" calcext:value-type="string">
            <text:p>file</text:p>
          </table:table-cell>
          <table:table-cell table:style-name="ce24" office:value-type="string" calcext:value-type="string">
            <text:p>timing</text:p>
          </table:table-cell>
          <table:table-cell table:style-name="ce24" office:value-type="string" calcext:value-type="string">
            <text:p>magical</text:p>
          </table:table-cell>
          <table:table-cell table:style-name="ce24" office:value-type="string" calcext:value-type="string">
            <text:p>pow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weight</text:p>
          </table:table-cell>
          <table:table-cell table:style-name="ce24" office:value-type="string" calcext:value-type="string">
            <text:p>thac0</text:p>
          </table:table-cell>
          <table:table-cell table:style-name="ce24" office:value-type="string" calcext:value-type="string">
            <text:p>lor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rof</text:p>
          </table:table-cell>
          <table:table-cell table:style-name="ce24" office:value-type="string" calcext:value-type="string">
            <text:p>enchantment</text:p>
          </table:table-cell>
          <table:table-cell table:style-name="ce24" office:value-type="string" calcext:value-type="string">
            <text:p>dispellable</text:p>
          </table:table-cell>
          <table:table-cell table:style-name="ce24" office:value-type="string" calcext:value-type="string">
            <text:p>range</text:p>
          </table:table-cell>
          <table:table-cell table:style-name="ce21" office:value-type="string" calcext:value-type="string">
            <text:p>notes</text:p>
          </table:table-cell>
          <table:table-cell table:style-name="ce27" table:number-columns-repeated="1010"/>
        </table:table-row>
        <table:table-row table:style-name="ro3">
          <table:table-cell table:style-name="ce22" office:value-type="string" calcext:value-type="string">
            <text:p>aegis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aegis2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2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3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6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blun27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critical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5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dagg24</text:p>
          </table:table-cell>
          <table:table-cell table:number-columns-repeated="4" table:style-name="ce25" office:value-type="string" calcext:value-type="string">
            <text:p>nul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table:style-name="ce25" office:value-type="string" calcext:value-type="string">
            <text:p>null</text:p>
          </table:table-cell>
          <table:table-cell table:style-name="ce22" office:value-type="string" calcext:value-type="string">
            <text:p>rp: dagger+3 should have some weight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ha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cryo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hydr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imix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5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ogre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sunn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yanc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lemzaam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2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ene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blade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fireseed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berry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ghoul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harm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elfmet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" table:style-name="ce25" office:value-type="string" calcext:value-type="string">
            <text:p>null</text:p>
          </table:table-cell>
          <table:table-cell table:style-name="ce22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misc4q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2" office:value-type="string" calcext:value-type="string">
            <text:p>ogre’s sword is a bastard sword, not long sword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erious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laylive</text:p>
          </table:table-cell>
          <table:table-cell table:number-columns-repeated="11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w1h28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cutthroat should have 0 WS as a +4 SS</text:p>
          </table:table-cell>
          <table:table-cell table:number-columns-repeated="1010"/>
        </table:table-row>
        <table:table-row table:style-name="ro3">
          <table:table-cell table:style-name="ce22" office:value-type="string" calcext:value-type="string">
            <text:p>sw2h14</text:p>
          </table:table-cell>
          <table:table-cell table:number-columns-repeated="3" table:style-name="ce25" office:value-type="string" calcext:value-type="string">
            <text:p>null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8" table:style-name="ce25" office:value-type="string" calcext:value-type="string">
            <text:p>null</text:p>
          </table:table-cell>
          <table:table-cell table:style-name="ce22" office:value-type="string" calcext:value-type="string">
            <text:p>rp: lilarcor should have ws 7 as a +3 2HS</text:p>
          </table:table-cell>
          <table:table-cell table:number-columns-repeated="1010"/>
        </table:table-row>
        <table:table-row table:style-name="ro3" table:number-rows-repeated="33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2"/>
          <table:table-cell table:style-name="ce25" table:number-columns-repeated="12"/>
          <table:table-cell table:style-name="ce2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dagg24, null, null, null, null, 1, null, null, null, null, null, null, null =&gt; dagg24 // rp: dagger+3 should have some weight" calcext:value-type="string">
            <text:p><text:s text:c="2"/>dagg24, null, null, null, null, 1, null, null, null, null, null, null, null =&gt; dagg24 // rp: dagger+3 should have some weight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misc4q, null, null, null, null, null, null, null, null, 89, null, null, null =&gt; misc4q // ogre’s sword is a bastard sword, not long sword" calcext:value-type="string">
            <text:p><text:s text:c="2"/>misc4q, null, null, null, null, null, null, null, null, 89, null, null, null =&gt; misc4q // ogre’s sword is a bastard sword, not long sword</text:p>
          </table:table-cell>
        </table:table-row>
        <table:table-row table:style-name="ro3">
          <table:table-cell table:formula="of:=CONCATENATE(;&quot;  &quot;;[$'bg2 item'.$A27];&quot;, &quot;;[$'bg2 item'.$B27];&quot;, &quot;;[$'bg2 item'.$C27];&quot;, &quot;;[$'bg2 item'.$D27];&quot;, &quot;;[$'bg2 item'.$E27];&quot;, &quot;;[$'bg2 item'.$F27];&quot;, &quot;;[$'bg2 item'.$G27];&quot;, &quot;;[$'bg2 item'.$H27];&quot;, &quot;;[$'bg2 item'.$I27];&quot;, &quot;;[$'bg2 item'.$J27];&quot;, &quot;;[$'bg2 item'.$K27];&quot;, &quot;;[$'bg2 item'.$L27];&quot;, &quot;;[$'bg2 item'.$M27];&quot; =&gt; &quot;;[$'bg2 item'.$A27];&quot; // &quot;;[$'bg2 item'.$N27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8];&quot;, &quot;;[$'bg2 item'.$B28];&quot;, &quot;;[$'bg2 item'.$C28];&quot;, &quot;;[$'bg2 item'.$D28];&quot;, &quot;;[$'bg2 item'.$E28];&quot;, &quot;;[$'bg2 item'.$F28];&quot;, &quot;;[$'bg2 item'.$G28];&quot;, &quot;;[$'bg2 item'.$H28];&quot;, &quot;;[$'bg2 item'.$I28];&quot;, &quot;;[$'bg2 item'.$J28];&quot;, &quot;;[$'bg2 item'.$K28];&quot;, &quot;;[$'bg2 item'.$L28];&quot;, &quot;;[$'bg2 item'.$M28];&quot; =&gt; &quot;;[$'bg2 item'.$A28];&quot; // &quot;;[$'bg2 item'.$N28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9];&quot;, &quot;;[$'bg2 item'.$B29];&quot;, &quot;;[$'bg2 item'.$C29];&quot;, &quot;;[$'bg2 item'.$D29];&quot;, &quot;;[$'bg2 item'.$E29];&quot;, &quot;;[$'bg2 item'.$F29];&quot;, &quot;;[$'bg2 item'.$G29];&quot;, &quot;;[$'bg2 item'.$H29];&quot;, &quot;;[$'bg2 item'.$I29];&quot;, &quot;;[$'bg2 item'.$J29];&quot;, &quot;;[$'bg2 item'.$K29];&quot;, &quot;;[$'bg2 item'.$L29];&quot;, &quot;;[$'bg2 item'.$M29];&quot; =&gt; &quot;;[$'bg2 item'.$A29];&quot; // &quot;;[$'bg2 item'.$N29])" office:value-type="string" office:string-value="  sw1h28, null, null, null, 0, null, null, null, null, null, null, null, null =&gt; sw1h28 // rp: cutthroat should have 0 WS as a +4 SS" calcext:value-type="string">
            <text:p><text:s text:c="2"/>sw1h28, null, null, null, 0, null, null, null, null, null, null, null, null =&gt; sw1h28 // rp: cutthroat should have 0 WS as a +4 SS</text:p>
          </table:table-cell>
        </table:table-row>
        <table:table-row table:style-name="ro3">
          <table:table-cell table:formula="of:=CONCATENATE(;&quot;  &quot;;[$'bg2 item'.$A30];&quot;, &quot;;[$'bg2 item'.$B30];&quot;, &quot;;[$'bg2 item'.$C30];&quot;, &quot;;[$'bg2 item'.$D30];&quot;, &quot;;[$'bg2 item'.$E30];&quot;, &quot;;[$'bg2 item'.$F30];&quot;, &quot;;[$'bg2 item'.$G30];&quot;, &quot;;[$'bg2 item'.$H30];&quot;, &quot;;[$'bg2 item'.$I30];&quot;, &quot;;[$'bg2 item'.$J30];&quot;, &quot;;[$'bg2 item'.$K30];&quot;, &quot;;[$'bg2 item'.$L30];&quot;, &quot;;[$'bg2 item'.$M30];&quot; =&gt; &quot;;[$'bg2 item'.$A30];&quot; // &quot;;[$'bg2 item'.$N30])" office:value-type="string" office:string-value="  sw2h14, null, null, null, 7, null, null, null, null, null, null, null, null =&gt; sw2h14 // rp: lilarcor should have ws 7 as a +3 2HS" calcext:value-type="string">
            <text:p><text:s text:c="2"/>sw2h14, null, null, null, 7, null, null, null, null, null, null, null, null =&gt; sw2h14 // rp: lilarcor should have ws 7 as a +3 2HS</text:p>
          </table:table-cell>
        </table:table-row>
        <table:table-row table:style-name="ro3" table:number-rows-repeated="569">
          <table:table-cell/>
        </table:table-row>
        <table:table-row table:style-name="ro3">
          <table:table-cell table:style-name="ce55"/>
        </table:table-row>
      </table:table>
      <table:table table:name="bg2 spell" table:style-name="ta1">
        <table:table-column table:style-name="co32" table:default-cell-style-name="ce28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33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53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5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office:forms form:automatic-focus="false" form:apply-design-mode="false"/>
        <table:table-column table:style-name="co14" table:default-cell-style-name="ce32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5" table:default-cell-style-name="ce35"/>
        <table:table-column table:style-name="co18" table:default-cell-style-name="ce35"/>
        <table:table-column table:style-name="co19" table:default-cell-style-name="ce35"/>
        <table:table-column table:style-name="co5" table:default-cell-style-name="ce35"/>
        <table:table-column table:style-name="co2" table:default-cell-style-name="ce35"/>
        <table:table-column table:style-name="co20" table:default-cell-style-name="ce35"/>
        <table:table-column table:style-name="co21" table:default-cell-style-name="ce35"/>
        <table:table-column table:style-name="co8" table:default-cell-style-name="ce35"/>
        <table:table-column table:style-name="co34" table:default-cell-style-name="ce35"/>
        <table:table-column table:style-name="co23" table:default-cell-style-name="ce32"/>
        <table:table-column table:style-name="co12" table:number-columns-repeated="1010" table:default-cell-style-name="ce32"/>
        <table:table-row table:style-name="ro3">
          <table:table-cell table:style-name="ce30" office:value-type="string" calcext:value-type="string">
            <text:p>file</text:p>
          </table:table-cell>
          <table:table-cell table:style-name="ce33" office:value-type="string" calcext:value-type="string">
            <text:p>timing</text:p>
          </table:table-cell>
          <table:table-cell table:style-name="ce33" office:value-type="string" calcext:value-type="string">
            <text:p>magical</text:p>
          </table:table-cell>
          <table:table-cell table:style-name="ce33" office:value-type="string" calcext:value-type="string">
            <text:p>power</text:p>
          </table:table-cell>
          <table:table-cell table:style-name="ce33" office:value-type="string" calcext:value-type="string">
            <text:p>speed</text:p>
          </table:table-cell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thac0</text:p>
          </table:table-cell>
          <table:table-cell table:style-name="ce33" office:value-type="string" calcext:value-type="string">
            <text:p>lor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prof</text:p>
          </table:table-cell>
          <table:table-cell table:style-name="ce33" office:value-type="string" calcext:value-type="string">
            <text:p>enchantment</text:p>
          </table:table-cell>
          <table:table-cell table:style-name="ce33" office:value-type="string" calcext:value-type="string">
            <text:p>dispellable</text:p>
          </table:table-cell>
          <table:table-cell table:style-name="ce33" office:value-type="string" calcext:value-type="string">
            <text:p>range</text:p>
          </table:table-cell>
          <table:table-cell table:style-name="ce30" office:value-type="string" calcext:value-type="string">
            <text:p>notes</text:p>
          </table:table-cell>
          <table:table-cell table:style-name="ce36" table:number-columns-repeated="1010"/>
        </table:table-row>
        <table:table-row table:style-name="ro3">
          <table:table-cell table:style-name="ce31" office:value-type="string" calcext:value-type="string">
            <text:p>dobone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At +3, darts of bone should have 0 W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chan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sunn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lemzaam</text:p>
          </table:table-cell>
          <table:table-cell table:number-columns-repeated="9" table:style-name="ce34" office:value-type="string" calcext:value-type="string">
            <text:p>null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31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hamme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hamme3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8" table:style-name="ce34" office:value-type="string" calcext:value-type="string">
            <text:p>null</text:p>
          </table:table-cell>
          <table:table-cell table:style-name="ce31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6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34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dobone, null, null, null, 0, null, null, null, null, null, null, null, null =&gt; dobone // At +3, darts of bone should have 0 WS" calcext:value-type="string">
            <text:p><text:s text:c="2"/>dobone, null, null, null, 0, null, null, null, null, null, null, null, null =&gt; dobone // At +3, darts of bone should have 0 W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7];&quot;, &quot;;[$'iwd item'.$B7];&quot;, &quot;;[$'iwd item'.$C7];&quot;, &quot;;[$'iwd item'.$D7];&quot;, &quot;;[$'iwd item'.$E7];&quot;, &quot;;[$'iwd item'.$F7];&quot;, &quot;;[$'iwd item'.$G7];&quot;, &quot;;[$'iwd item'.$H7];&quot;, &quot;;[$'iwd item'.$I7];&quot;, &quot;;[$'iwd item'.$J7];&quot;, &quot;;[$'iwd item'.$K7];&quot;, &quot;;[$'iwd item'.$L7];&quot;, &quot;;[$'iwd item'.$M7];&quot; =&gt; &quot;;[$'iwd item'.$A7];&quot; // &quot;;[$'iwd item'.$N7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2">
          <table:table-cell/>
        </table:table-row>
        <table:table-row table:style-name="ro3">
          <table:table-cell table:style-name="ce55"/>
        </table:table-row>
      </table:table>
      <table:table table:name="iwd spell" table:style-name="ta1">
        <table:table-column table:style-name="co35" table:default-cell-style-name="ce37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116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5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57"/>
        <table:table-column table:style-name="co15" table:default-cell-style-name="ce61"/>
        <table:table-column table:style-name="co16" table:default-cell-style-name="ce61"/>
        <table:table-column table:style-name="co17" table:default-cell-style-name="ce61"/>
        <table:table-column table:style-name="co15" table:default-cell-style-name="ce61"/>
        <table:table-column table:style-name="co18" table:default-cell-style-name="ce61"/>
        <table:table-column table:style-name="co19" table:default-cell-style-name="ce61"/>
        <table:table-column table:style-name="co5" table:default-cell-style-name="ce61"/>
        <table:table-column table:style-name="co2" table:default-cell-style-name="ce61"/>
        <table:table-column table:style-name="co20" table:default-cell-style-name="ce61"/>
        <table:table-column table:style-name="co21" table:default-cell-style-name="ce61"/>
        <table:table-column table:style-name="co8" table:default-cell-style-name="ce61"/>
        <table:table-column table:style-name="co36" table:default-cell-style-name="ce61"/>
        <table:table-column table:style-name="co23" table:default-cell-style-name="ce57"/>
        <table:table-column table:style-name="co12" table:number-columns-repeated="1010" table:default-cell-style-name="ce57"/>
        <table:table-row table:style-name="ro3">
          <table:table-cell table:style-name="ce39" office:value-type="string" calcext:value-type="string">
            <text:p>file</text:p>
          </table:table-cell>
          <table:table-cell table:style-name="ce59" office:value-type="string" calcext:value-type="string">
            <text:p>timing</text:p>
          </table:table-cell>
          <table:table-cell table:style-name="ce59" office:value-type="string" calcext:value-type="string">
            <text:p>magical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speed</text:p>
          </table:table-cell>
          <table:table-cell table:style-name="ce59" office:value-type="string" calcext:value-type="string">
            <text:p>weight</text:p>
          </table:table-cell>
          <table:table-cell table:style-name="ce59" office:value-type="string" calcext:value-type="string">
            <text:p>thac0</text:p>
          </table:table-cell>
          <table:table-cell table:style-name="ce59" office:value-type="string" calcext:value-type="string">
            <text:p>lore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prof</text:p>
          </table:table-cell>
          <table:table-cell table:style-name="ce59" office:value-type="string" calcext:value-type="string">
            <text:p>enchantment</text:p>
          </table:table-cell>
          <table:table-cell table:style-name="ce59" office:value-type="string" calcext:value-type="string">
            <text:p>dispellable</text:p>
          </table:table-cell>
          <table:table-cell table:style-name="ce59" office:value-type="string" calcext:value-type="string">
            <text:p>range</text:p>
          </table:table-cell>
          <table:table-cell table:style-name="ce39" office:value-type="string" calcext:value-type="string">
            <text:p>notes</text:p>
          </table:table-cell>
          <table:table-cell table:style-name="ce63" table:number-columns-repeated="1010"/>
        </table:table-row>
        <table:table-row table:style-name="ro3" table:number-rows-repeated="62">
          <table:table-cell table:style-name="ce50"/>
          <table:table-cell table:style-name="ce60" table:number-columns-repeated="12"/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0"/>
          <table:table-cell table:style-name="ce60" table:number-columns-repeated="12"/>
          <table:table-cell table:style-name="ce5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table table:name="pst spell" table:style-name="ta1">
        <table:table-column table:style-name="co37" table:default-cell-style-name="ce64"/>
        <table:table-column table:style-name="co17" table:default-cell-style-name="ce66"/>
        <table:table-column table:style-name="co26" table:default-cell-style-name="ce66"/>
        <table:table-column table:style-name="co19" table:default-cell-style-name="ce66"/>
        <table:table-column table:style-name="co27" table:default-cell-style-name="ce66"/>
        <table:table-column table:style-name="co1" table:default-cell-style-name="ce66"/>
        <table:table-column table:style-name="co15" table:default-cell-style-name="ce66"/>
        <table:table-column table:style-name="co19" table:default-cell-style-name="ce66"/>
        <table:table-column table:style-name="co7" table:default-cell-style-name="ce66"/>
        <table:table-column table:style-name="co28" table:default-cell-style-name="ce66"/>
        <table:table-column table:style-name="co14" table:default-cell-style-name="ce66"/>
        <table:table-column table:style-name="co2" table:default-cell-style-name="ce66"/>
        <table:table-column table:style-name="co29" table:default-cell-style-name="ce53"/>
        <table:table-column table:style-name="co12" table:number-columns-repeated="1011" table:default-cell-style-name="ce53"/>
        <table:table-row table:style-name="ro3">
          <table:table-cell table:style-name="ce56" office:value-type="string" calcext:value-type="string">
            <text:p>file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resist_dispel</text:p>
          </table:table-cell>
          <table:table-cell table:style-name="ce62" office:value-type="string" calcext:value-type="string">
            <text:p>stack</text:p>
          </table:table-cell>
          <table:table-cell table:style-name="ce62" office:value-type="string" calcext:value-type="string">
            <text:p>level</text:p>
          </table:table-cell>
          <table:table-cell table:style-name="ce62" office:value-type="string" calcext:value-type="string">
            <text:p>wild_magic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range</text:p>
          </table:table-cell>
          <table:table-cell table:style-name="ce62" office:value-type="string" calcext:value-type="string">
            <text:p>animation</text:p>
          </table:table-cell>
          <table:table-cell table:style-name="ce62" office:value-type="string" calcext:value-type="string">
            <text:p>school</text:p>
          </table:table-cell>
          <table:table-cell table:style-name="ce62" office:value-type="string" calcext:value-type="string">
            <text:p>secondary</text:p>
          </table:table-cell>
          <table:table-cell table:style-name="ce62" office:value-type="string" calcext:value-type="string">
            <text:p>type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5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0:01:22.9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01T10:21:26.622000000</dc:date>
    <meta:editing-duration>P5DT6H44M44S</meta:editing-duration>
    <meta:editing-cycles>133</meta:editing-cycles>
    <meta:generator>LibreOffice/7.2.1.2$Windows_X86_64 LibreOffice_project/87b77fad49947c1441b67c559c339af8f3517e22</meta:generator>
    <meta:document-statistic meta:table-count="24" meta:cell-count="5561" meta:object-count="0"/>
  </office:meta>
</office:document-meta>
</file>